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018d" officeooo:paragraph-rsid="001a018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a018d" officeooo:paragraph-rsid="001a018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a018d" officeooo:paragraph-rsid="001a018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1a018d" officeooo:paragraph-rsid="001a018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1b3523" officeooo:paragraph-rsid="001b3523" style:font-size-asian="12pt" style:font-weight-asian="bold" style:font-size-complex="12pt" style:font-weight-complex="bold"/>
    </style:style>
    <style:style style:name="T1" style:family="text">
      <style:text-properties officeooo:rsid="001b35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dicionales Capitulo 2</text:p>
      <text:p text:style-name="P1"/>
      <text:p text:style-name="P1"/>
      <text:p text:style-name="P2">Ejercicios del Tema</text:p>
      <text:p text:style-name="P3"/>
      <text:list xml:id="list3044614637" text:style-name="L1">
        <text:list-item>
          <text:p text:style-name="P4">Diseñar una aplicación que solicite al usuario un numero e indique si es par o impar</text:p>
          <text:p text:style-name="P4"/>
        </text:list-item>
        <text:list-item>
          <text:p text:style-name="P4">Pedir dos números enteros y decir si son iguales o no</text:p>
          <text:p text:style-name="P4"/>
        </text:list-item>
        <text:list-item>
          <text:p text:style-name="P4">Solicitar dos números distintos y mostrar cuál es el mayor</text:p>
          <text:p text:style-name="P4"/>
        </text:list-item>
        <text:list-item>
          <text:p text:style-name="P4">Realizar de nuevo el ejercicio anterior considerando el caso de que los números introducidos sean iguales</text:p>
          <text:p text:style-name="P4"/>
        </text:list-item>
        <text:list-item>
          <text:p text:style-name="P4">Implementar un programa que pida por teclado un número decimal e indique</text:p>
          <text:p text:style-name="P4">si es un número casi-cero, que son aquellos, positivos o negativos, que se acercan a 0 por menos de 1 unidad, aunque curiosamente el 0 no se considera un número casi-cero</text:p>
          <text:p text:style-name="P4"/>
          <text:list>
            <text:list-item>
              <text:list>
                <text:list-header>
                  <text:p text:style-name="P4">Ejemplos de números casi-cero son el 0.3, el -0.99 o el 0.123</text:p>
                </text:list-header>
              </text:list>
            </text:list-item>
          </text:list>
          <text:p text:style-name="P4"/>
          <text:p text:style-name="P4">Y números que no se consideran casi-ceros son: el 12.3, el 0 o el -1.</text:p>
          <text:p text:style-name="P4"/>
        </text:list-item>
        <text:list-item>
          <text:p text:style-name="P4">Pedir dos números y mostrarlos ordenados de forma decreciente.</text:p>
          <text:p text:style-name="P4"/>
        </text:list-item>
        <text:list-item>
          <text:p text:style-name="P4">Pedir tres números y mostrarlos ordenados de mayor a menor.</text:p>
          <text:p text:style-name="P4"/>
        </text:list-item>
        <text:list-item>
          <text:p text:style-name="P4">Pedir los coeficientes de una ecuación de 2º Grado, y mostrar sus soluciones reales</text:p>
        </text:list-item>
      </text:list>
      <text:p text:style-name="P3"/>
      <text:list xml:id="list131806357176596" text:continue-numbering="true" text:style-name="L1">
        <text:list-header>
          <text:p text:style-name="P4">Si no existen, debe indicarlo</text:p>
          <text:p text:style-name="P4"/>
          <text:p text:style-name="P4">Recordemos que las soluciones de una ecuación de segundo grado.</text:p>
          <text:list>
            <text:list-header>
              <text:p text:style-name="P4"/>
              <text:list>
                <text:list-header>
                  <text:p text:style-name="P4">ax² + bx + c = 0 son</text:p>
                </text:list-header>
              </text:list>
            </text:list-header>
          </text:list>
          <text:p text:style-name="P4"/>
          <text:list>
            <text:list-item>
              <text:list>
                <text:list-header>
                  <text:p text:style-name="P4">x = ( -b (+-) raíz(b² - 4ac) ) / 2a</text:p>
                  <text:p text:style-name="P4"/>
                </text:list-header>
              </text:list>
            </text:list-item>
          </text:list>
        </text:list-header>
        <text:list-item>
          <text:p text:style-name="P4">Escribir un aplicación que indique cuántas cifras tiene un número entero introducido por teclado, que estará comp<text:span text:style-name="T1">r</text:span>endido entre 0 y 99999.</text:p>
          <text:p text:style-name="P4"/>
        </text:list-item>
        <text:list-item>
          <text:p text:style-name="P4">Pedir un número entre 0 y 9999, y decir si es capicúa.</text:p>
          <text:p text:style-name="P4"/>
        </text:list-item>
        <text:list-item>
          <text:p text:style-name="P4">Pedir una nota de 0 a 10 y mostrarla de la forma: Insuficiente (de 0 a 4), Suficiente (5), Bien (6), Notable (7 y 8) y Sobresaliente (9 y 10).</text:p>
          <text:p text:style-name="P4"/>
        </text:list-item>
        <text:list-item>
          <text:p text:style-name="P5">Pedir el día mes y año de una fecha e indicar si la fecha es correcta. Recordamos que existen meses con 28, 30 y 31 días. No consideramos los años bisiestos.</text:p>
        </text:list-item>
      </text:list>
      <text:p text:style-name="P3"/>
      <text:list xml:id="list131804645530021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0T13:04:23.550481836</meta:creation-date>
    <dc:date>2024-08-30T13:18:04.426356119</dc:date>
    <meta:editing-duration>PT3M20S</meta:editing-duration>
    <meta:editing-cycles>1</meta:editing-cycles>
    <meta:document-statistic meta:table-count="0" meta:image-count="0" meta:object-count="0" meta:page-count="1" meta:paragraph-count="21" meta:word-count="304" meta:character-count="1583" meta:non-whitespace-character-count="1314"/>
    <meta:generator>LibreOffice/6.4.7.2$Linux_X86_64 LibreOffice_project/40$Build-2</meta:generator>
  </office:meta>
</office:document-meta>
</file>